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623cm" fo:min-width="1.335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34cm" fo:min-width="1.987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7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271cm"/>
    </style:style>
    <style:style style:name="gr6" style:family="graphic" style:parent-style-name="standard">
      <style:graphic-properties draw:stroke="none" svg:stroke-color="#000000" draw:fill="none" draw:fill-color="#ffffff" fo:min-height="0.5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31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17.022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  <style:text-properties style:font-name="Times New Roman" fo:font-size="14pt"/>
    </style:style>
    <style:style style:name="P3" style:family="paragraph">
      <loext:graphic-properties draw:fill="none"/>
      <style:paragraph-properties fo:text-align="center"/>
      <style:text-properties style:font-name="Times New Roman" fo:font-size="14pt"/>
    </style:style>
    <style:style style:name="P4" style:family="paragraph">
      <loext:graphic-properties draw:fill="none" draw:fill-color="#ffffff"/>
      <style:text-properties style:font-name="Times New Roman" fo:font-size="14pt"/>
    </style:style>
    <style:style style:name="P5" style:family="paragraph">
      <loext:graphic-properties draw:fill="none" draw:fill-color="#ffffff"/>
      <style:text-properties style:font-name="Times New Roman" fo:font-size="14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87cm" svg:height="1.925cm" svg:x="1.748cm" svg:y="12.537cm">
          <text:p text:style-name="P1"><text:span text:style-name="T1">(0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1.778cm" svg:x="1.448cm" svg:y="15.50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4" draw:layer="layout" svg:width="3.77cm" svg:height="0.886cm" svg:x="0.907cm" svg:y="17.355cm">
          <draw:text-box>
            <text:p><text:span text:style-name="T1">A, C, e, MR</text:span></text:p>
          </draw:text-box>
        </draw:frame>
        <draw:line draw:style-name="gr4" draw:text-style-name="P3" draw:layer="layout" svg:x1="2.718cm" svg:y1="14.488cm" svg:x2="2.718cm" svg:y2="15.504cm">
          <text:p/>
        </draw:line>
        <draw:frame draw:style-name="gr5" draw:text-style-name="P4" draw:layer="layout" svg:width="2.313cm" svg:height="1.521cm" svg:x="1.702cm" svg:y="16.239cm">
          <draw:text-box>
            <text:p><text:span text:style-name="T1">ПВВ1</text:span></text:p>
          </draw:text-box>
        </draw:frame>
        <draw:frame draw:style-name="gr6" draw:text-style-name="P5" draw:layer="layout" svg:width="2.186cm" svg:height="0.797cm" svg:x="8.041cm" svg:y="13.218cm">
          <draw:text-box>
            <text:p><text:span text:style-name="T2">● <text:s text:c="2"/>● <text:s text:c="2"/>●</text:span></text:p>
          </draw:text-box>
        </draw:frame>
        <draw:custom-shape draw:style-name="gr2" draw:text-style-name="P3" draw:layer="layout" svg:width="2.54cm" svg:height="1.778cm" svg:x="17.335cm" svg:y="3.0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4" draw:layer="layout" svg:width="4.431cm" svg:height="0.886cm" svg:x="16.494cm" svg:y="4.842cm">
          <draw:text-box>
            <text:p><text:span text:style-name="T1">B, S, X, MT, Z</text:span></text:p>
          </draw:text-box>
        </draw:frame>
        <draw:frame draw:style-name="gr5" draw:text-style-name="P4" draw:layer="layout" svg:width="2.313cm" svg:height="1.521cm" svg:x="17.589cm" svg:y="3.826cm">
          <draw:text-box>
            <text:p><text:span text:style-name="T1">ПВВ2</text:span></text:p>
          </draw:text-box>
        </draw:frame>
        <draw:custom-shape draw:style-name="gr1" draw:text-style-name="P2" draw:layer="layout" svg:width="1.887cm" svg:height="1.925cm" svg:x="5.148cm" svg:y="12.537cm">
          <text:p text:style-name="P1"><text:span text:style-name="T1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12.537cm">
          <text:p text:style-name="P1"><text:span text:style-name="T1">(0,LW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12.537cm">
          <text:p text:style-name="P1"><text:span text:style-name="T1">(0,LW-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13.573cm" svg:x2="3.653cm" svg:y2="13.573cm">
          <text:p/>
        </draw:line>
        <draw:line draw:style-name="gr4" draw:text-style-name="P3" draw:layer="layout" svg:x1="14.208cm" svg:y1="13.573cm" svg:x2="12.854cm" svg:y2="13.573cm">
          <text:p/>
        </draw:line>
        <draw:line draw:style-name="gr4" draw:text-style-name="P3" draw:layer="layout" svg:x1="7.952cm" svg:y1="13.573cm" svg:x2="7.054cm" svg:y2="13.573cm">
          <text:p/>
        </draw:line>
        <draw:line draw:style-name="gr4" draw:text-style-name="P3" draw:layer="layout" svg:x1="10.959cm" svg:y1="13.573cm" svg:x2="10.111cm" svg:y2="13.573cm">
          <text:p/>
        </draw:line>
        <draw:line draw:style-name="gr4" draw:text-style-name="P3" draw:layer="layout" svg:x1="2.767cm" svg:y1="11.179cm" svg:x2="2.753cm" svg:y2="12.573cm">
          <text:p/>
        </draw:line>
        <draw:line draw:style-name="gr4" draw:text-style-name="P3" draw:layer="layout" svg:x1="6.167cm" svg:y1="11.179cm" svg:x2="6.153cm" svg:y2="12.573cm">
          <text:p/>
        </draw:line>
        <draw:line draw:style-name="gr4" draw:text-style-name="P3" draw:layer="layout" svg:x1="11.967cm" svg:y1="11.179cm" svg:x2="11.953cm" svg:y2="12.573cm">
          <text:p/>
        </draw:line>
        <draw:line draw:style-name="gr4" draw:text-style-name="P3" draw:layer="layout" svg:x1="15.167cm" svg:y1="11.179cm" svg:x2="15.153cm" svg:y2="12.573cm">
          <text:p/>
        </draw:line>
        <draw:custom-shape draw:style-name="gr1" draw:text-style-name="P2" draw:layer="layout" svg:width="1.887cm" svg:height="1.925cm" svg:x="1.748cm" svg:y="9.237cm">
          <text:p text:style-name="P1"><text:span text:style-name="T1">(1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186cm" svg:height="0.797cm" svg:x="8.041cm" svg:y="9.918cm">
          <draw:text-box>
            <text:p><text:span text:style-name="T2">● <text:s text:c="2"/>● <text:s text:c="2"/>●</text:span></text:p>
          </draw:text-box>
        </draw:frame>
        <draw:custom-shape draw:style-name="gr1" draw:text-style-name="P2" draw:layer="layout" svg:width="1.887cm" svg:height="1.925cm" svg:x="5.148cm" svg:y="9.237cm">
          <text:p text:style-name="P1"><text:span text:style-name="T1">(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9.237cm">
          <text:p text:style-name="P1"><text:span text:style-name="T1">(1,LW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9.237cm">
          <text:p text:style-name="P1"><text:span text:style-name="T1">(1,LW-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10.273cm" svg:x2="3.653cm" svg:y2="10.273cm">
          <text:p/>
        </draw:line>
        <draw:line draw:style-name="gr4" draw:text-style-name="P3" draw:layer="layout" svg:x1="14.208cm" svg:y1="10.273cm" svg:x2="12.854cm" svg:y2="10.273cm">
          <text:p/>
        </draw:line>
        <draw:line draw:style-name="gr4" draw:text-style-name="P3" draw:layer="layout" svg:x1="7.952cm" svg:y1="10.273cm" svg:x2="7.054cm" svg:y2="10.273cm">
          <text:p/>
        </draw:line>
        <draw:line draw:style-name="gr4" draw:text-style-name="P3" draw:layer="layout" svg:x1="10.959cm" svg:y1="10.273cm" svg:x2="10.111cm" svg:y2="10.273cm">
          <text:p/>
        </draw:line>
        <draw:line draw:style-name="gr4" draw:text-style-name="P3" draw:layer="layout" svg:x1="2.778cm" svg:y1="8.366cm" svg:x2="2.753cm" svg:y2="9.273cm">
          <text:p/>
        </draw:line>
        <draw:custom-shape draw:style-name="gr1" draw:text-style-name="P2" draw:layer="layout" svg:width="1.887cm" svg:height="1.925cm" svg:x="1.748cm" svg:y="4.437cm">
          <text:p text:style-name="P1"><text:span text:style-name="T1">(LH-2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186cm" svg:height="0.797cm" svg:x="8.041cm" svg:y="5.118cm">
          <draw:text-box>
            <text:p><text:span text:style-name="T2">● <text:s text:c="2"/>● <text:s text:c="2"/>●</text:span></text:p>
          </draw:text-box>
        </draw:frame>
        <draw:custom-shape draw:style-name="gr1" draw:text-style-name="P2" draw:layer="layout" svg:width="1.887cm" svg:height="1.925cm" svg:x="5.148cm" svg:y="4.437cm">
          <text:p text:style-name="P1"><text:span text:style-name="T1">(LH-2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4.437cm">
          <text:p text:style-name="P1"><text:span text:style-name="T1">(LH-2,</text:span></text:p>
          <text:p text:style-name="P1"><text:span text:style-name="T1">LW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4.437cm">
          <text:p text:style-name="P1"><text:span text:style-name="T1">(LH-2,</text:span></text:p>
          <text:p text:style-name="P1"><text:span text:style-name="T1">LW-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5.473cm" svg:x2="3.653cm" svg:y2="5.473cm">
          <text:p/>
        </draw:line>
        <draw:line draw:style-name="gr4" draw:text-style-name="P3" draw:layer="layout" svg:x1="14.208cm" svg:y1="5.473cm" svg:x2="12.854cm" svg:y2="5.473cm">
          <text:p/>
        </draw:line>
        <draw:line draw:style-name="gr4" draw:text-style-name="P3" draw:layer="layout" svg:x1="7.952cm" svg:y1="5.473cm" svg:x2="7.054cm" svg:y2="5.473cm">
          <text:p/>
        </draw:line>
        <draw:line draw:style-name="gr4" draw:text-style-name="P3" draw:layer="layout" svg:x1="10.959cm" svg:y1="5.473cm" svg:x2="10.111cm" svg:y2="5.473cm">
          <text:p/>
        </draw:line>
        <draw:line draw:style-name="gr4" draw:text-style-name="P3" draw:layer="layout" svg:x1="2.767cm" svg:y1="3.079cm" svg:x2="2.753cm" svg:y2="4.473cm">
          <text:p/>
        </draw:line>
        <draw:line draw:style-name="gr4" draw:text-style-name="P3" draw:layer="layout" svg:x1="6.167cm" svg:y1="3.079cm" svg:x2="6.153cm" svg:y2="4.473cm">
          <text:p/>
        </draw:line>
        <draw:line draw:style-name="gr4" draw:text-style-name="P3" draw:layer="layout" svg:x1="11.967cm" svg:y1="3.079cm" svg:x2="11.953cm" svg:y2="4.473cm">
          <text:p/>
        </draw:line>
        <draw:line draw:style-name="gr4" draw:text-style-name="P3" draw:layer="layout" svg:x1="15.167cm" svg:y1="3.079cm" svg:x2="15.153cm" svg:y2="4.473cm">
          <text:p/>
        </draw:line>
        <draw:custom-shape draw:style-name="gr1" draw:text-style-name="P2" draw:layer="layout" svg:width="1.887cm" svg:height="1.925cm" svg:x="1.748cm" svg:y="1.137cm">
          <text:p text:style-name="P1"><text:span text:style-name="T1">(LH-1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186cm" svg:height="0.797cm" svg:x="8.041cm" svg:y="1.818cm">
          <draw:text-box>
            <text:p><text:span text:style-name="T2">● <text:s text:c="2"/>● <text:s text:c="2"/>●</text:span></text:p>
          </draw:text-box>
        </draw:frame>
        <draw:custom-shape draw:style-name="gr1" draw:text-style-name="P2" draw:layer="layout" svg:width="1.887cm" svg:height="1.925cm" svg:x="5.148cm" svg:y="1.137cm">
          <text:p text:style-name="P1"><text:span text:style-name="T1">(LH-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4.248cm" svg:y="1.137cm">
          <text:p text:style-name="P1"><text:span text:style-name="T1">(LH-1,</text:span></text:p>
          <text:p text:style-name="P1"><text:span text:style-name="T1">LW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87cm" svg:height="1.925cm" svg:x="10.948cm" svg:y="1.137cm">
          <text:p text:style-name="P1"><text:span text:style-name="T1">(LH-1,</text:span></text:p>
          <text:p text:style-name="P1"><text:span text:style-name="T1">LW-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191cm" svg:y1="2.173cm" svg:x2="3.653cm" svg:y2="2.173cm">
          <text:p/>
        </draw:line>
        <draw:line draw:style-name="gr4" draw:text-style-name="P3" draw:layer="layout" svg:x1="14.208cm" svg:y1="2.173cm" svg:x2="12.854cm" svg:y2="2.173cm">
          <text:p/>
        </draw:line>
        <draw:line draw:style-name="gr4" draw:text-style-name="P3" draw:layer="layout" svg:x1="7.952cm" svg:y1="2.173cm" svg:x2="7.054cm" svg:y2="2.173cm">
          <text:p/>
        </draw:line>
        <draw:line draw:style-name="gr4" draw:text-style-name="P3" draw:layer="layout" svg:x1="10.959cm" svg:y1="2.173cm" svg:x2="10.111cm" svg:y2="2.173cm">
          <text:p/>
        </draw:line>
        <draw:frame draw:style-name="gr6" draw:text-style-name="P5" draw:layer="layout" svg:width="2.186cm" svg:height="0.797cm" svg:x="1.741cm" svg:y="7.319cm">
          <draw:text-box>
            <text:p><text:span text:style-name="T2">● <text:s text:c="2"/>● <text:s text:c="2"/>●</text:span></text:p>
          </draw:text-box>
        </draw:frame>
        <draw:line draw:style-name="gr4" draw:text-style-name="P3" draw:layer="layout" svg:x1="2.779cm" svg:y1="6.367cm" svg:x2="2.778cm" svg:y2="7.223cm">
          <text:p/>
        </draw:line>
        <draw:line draw:style-name="gr4" draw:text-style-name="P3" draw:layer="layout" svg:x1="6.079cm" svg:y1="8.367cm" svg:x2="6.054cm" svg:y2="9.274cm">
          <text:p/>
        </draw:line>
        <draw:line draw:style-name="gr4" draw:text-style-name="P3" draw:layer="layout" svg:x1="11.98cm" svg:y1="8.368cm" svg:x2="11.955cm" svg:y2="9.275cm">
          <text:p/>
        </draw:line>
        <draw:line draw:style-name="gr4" draw:text-style-name="P3" draw:layer="layout" svg:x1="15.381cm" svg:y1="8.369cm" svg:x2="15.356cm" svg:y2="9.276cm">
          <text:p/>
        </draw:line>
        <draw:line draw:style-name="gr4" draw:text-style-name="P3" draw:layer="layout" svg:x1="15.382cm" svg:y1="6.37cm" svg:x2="15.357cm" svg:y2="7.277cm">
          <text:p/>
        </draw:line>
        <draw:line draw:style-name="gr4" draw:text-style-name="P3" draw:layer="layout" svg:x1="11.982cm" svg:y1="6.37cm" svg:x2="11.957cm" svg:y2="7.277cm">
          <text:p/>
        </draw:line>
        <draw:line draw:style-name="gr4" draw:text-style-name="P3" draw:layer="layout" svg:x1="6.083cm" svg:y1="6.371cm" svg:x2="6.058cm" svg:y2="7.278cm">
          <text:p/>
        </draw:line>
        <draw:frame draw:style-name="gr6" draw:text-style-name="P5" draw:layer="layout" svg:width="2.186cm" svg:height="0.797cm" svg:x="5.041cm" svg:y="7.32cm">
          <draw:text-box>
            <text:p><text:span text:style-name="T2">● <text:s text:c="2"/>● <text:s text:c="2"/>●</text:span></text:p>
          </draw:text-box>
        </draw:frame>
        <draw:frame draw:style-name="gr6" draw:text-style-name="P5" draw:layer="layout" svg:width="2.186cm" svg:height="0.797cm" svg:x="11.041cm" svg:y="7.321cm">
          <draw:text-box>
            <text:p><text:span text:style-name="T2">● <text:s text:c="2"/>● <text:s text:c="2"/>●</text:span></text:p>
          </draw:text-box>
        </draw:frame>
        <draw:frame draw:style-name="gr6" draw:text-style-name="P5" draw:layer="layout" svg:width="2.186cm" svg:height="0.797cm" svg:x="14.589cm" svg:y="7.331cm">
          <draw:text-box>
            <text:p><text:span text:style-name="T2">● <text:s text:c="2"/>● <text:s text:c="2"/>●</text:span></text:p>
          </draw:text-box>
        </draw:frame>
        <draw:line draw:style-name="gr4" draw:text-style-name="P3" draw:layer="layout" svg:x1="18.526cm" svg:y1="2.016cm" svg:x2="18.526cm" svg:y2="3.159cm">
          <text:p/>
        </draw:line>
        <draw:line draw:style-name="gr4" draw:text-style-name="P3" draw:layer="layout" svg:x1="18.526cm" svg:y1="2.016cm" svg:x2="16.154cm" svg:y2="2.073cm">
          <text:p/>
        </draw:line>
        <draw:custom-shape draw:style-name="gr8" draw:text-style-name="P3" draw:layer="layout" svg:width="19.59cm" svg:height="17.27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05T18:31:09.627709769</dc:date>
    <meta:editing-duration>PT3H30M22S</meta:editing-duration>
    <meta:editing-cycles>13</meta:editing-cycles>
    <meta:generator>LibreOffice/5.4.6.2$Linux_X86_64 LibreOffice_project/40m0$Build-2</meta:generator>
    <meta:document-statistic meta:object-count="66"/>
  </office:meta>
</office:document-meta>
</file>